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 Et on pouvait sentir l'amour de Naoto pour la profession à travers les mots et le ton qu'elle employait, aussi Edward ne voulut pas trop paraître désobligeant.</text:p>
      <text:p text:style-name="Standard"/>
      <text:p text:style-name="Standard">-Ah ouais, ça donne l'impression de demander pas mal de patience quand même... Et c'est pas vraiment mon point fort.</text:p>
      <text:p text:style-name="Standard"/>
      <text:p text:style-name="Standard">Heureusement pour notre blondin, la conversation s'orienta ensuite sur un tout autre sujet. Naoto lui raconta qu'elle avait laissé sa carrière de côté pour s'occuper de ses enfants, ce qui sonnait comme un choix louable mais pas forcément facile à prendre. Surtout que beaucoup de femmes parvenaient à allier une vie professionnelle et une vie de famille. La Seraph devait avoir ses raisons et Edward n'insista pas sur le sujet, ne souhaitant pas s'aventurer en terrain glissant -particulièrement concernant un domaine auquel il était tout à fait étranger. </text:p>
      <text:p text:style-name="Standard"/>
      <text:p text:style-name="Standard">Comme s'ils avaient senti que l'on parlait d'eux, les deux bébés -car il y en avait bien deux- s'agitèrent juste après que leur maman eut terminé sa petite tirade, accaparant l'attention de cette dernière et, par extension, celle d'Edward. Les nouveaux-nés baragouinèrent chacun un ersatz de mot dans deux langues différentes, langues que le garçon ne connaissait pas mais dont les sonorités ne lui étaient pas inconnues. Celui-ci semblait cependant bien trop perdu dans ses pensées pour s'arrêter sur des détails linguistiques. Il regardait les deux nourrissons avec de grands yeux, comme fasciné. Le blondin avait la même tête qu'un enfant qui découvre à quoi ressemble un bébé pour la première fois. Ce n'était pas son cas évidemment, mais son esprit désordonné semblait oublier cette sensation à chaque fois.</text:p>
      <text:p text:style-name="Standard"/>
      <text:p text:style-name="Standard">-Ils sont adorables. C'est des jumeaux ? Et c'était du Français ? Ils ont quel âge ? Ils s'appellent comment ?</text:p>
      <text:p text:style-name="Standard"/>
      <text:p text:style-name="Standard">Les questions fusaient au rythme où elle traversait la tête de l'adolescent qui semblait bien incapable de faire une pause pour laisser à Naoto le temps d'en placer une. Le vague sourire typique des personnes gagas devant des bébés avait fait son apparition sur son visage alors que son regard d'émeraude ne semblait plus vouloir quitter la poussette. Décidément, la ressemblance avec un gamin était vraiment frapp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9T00:03:53.82</dc:date>
    <meta:editing-duration>PT8H21M49S</meta:editing-duration>
    <meta:editing-cycles>348</meta:editing-cycles>
    <meta:generator>OpenOffice/4.1.2$Win32 OpenOffice.org_project/412m3$Build-9782</meta:generator>
    <meta:document-statistic meta:table-count="0" meta:image-count="0" meta:object-count="0" meta:page-count="4" meta:paragraph-count="23" meta:word-count="2023" meta:character-count="12174"/>
  </office:meta>
</office:document-meta>
</file>